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18.05pt"/>
    </style:style>
    <style:style style:name="co3" style:family="table-column">
      <style:table-column-properties fo:break-before="auto" style:column-width="81.04pt"/>
    </style:style>
    <style:style style:name="co4" style:family="table-column">
      <style:table-column-properties fo:break-before="auto" style:column-width="505.5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ime Spent (hours)</text:p>
          </table:table-cell>
          <table:table-cell office:value-type="string" calcext:value-type="string">
            <text:p>Current Work:</text:p>
          </table:table-cell>
          <table:table-cell office:value-type="string" calcext:value-type="string">
            <text:p><text:a xlink:href="https://github.com/Mcdonoughd/Modular-Netlogo" xlink:type="simple">https://github.com/Mcdonoughd/Modular-Netlogo</text:a></text:p>
          </table:table-cell>
        </table:table-row>
        <table:table-row table:style-name="ro1">
          <table:table-cell office:value-type="date" office:date-value="2018-09-20" calcext:value-type="date">
            <text:p>09/20/18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Version Update: </text:p>
          </table:table-cell>
          <table:table-cell office:value-type="string" calcext:value-type="string">
            <text:p><text:a xlink:href="https://github.com/Mcdonoughd/Modular-Netlogo/commits/master" xlink:type="simple">https://github.com/Mcdonoughd/Modular-Netlogo/commits/master</text:a></text:p>
          </table:table-cell>
        </table:table-row>
        <table:table-row table:style-name="ro1">
          <table:table-cell office:value-type="date" office:date-value="2018-09-21" calcext:value-type="date">
            <text:p>09/21/1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8-09-22" calcext:value-type="date">
            <text:p>09/22/18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date" office:date-value="2018-09-23" calcext:value-type="date">
            <text:p>09/23/1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8-09-24" calcext:value-type="date">
            <text:p>09/24/1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date" office:date-value="2018-09-25" calcext:value-type="date">
            <text:p>09/25/1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8-09-26" calcext:value-type="date">
            <text:p>09/26/1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date" office:date-value="2018-09-27" calcext:value-type="date">
            <text:p>09/27/1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date" office:date-value="2018-09-28" calcext:value-type="date">
            <text:p>09/28/1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8-09-29" calcext:value-type="date">
            <text:p>09/29/1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8-09-30" calcext:value-type="date">
            <text:p>09/30/1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date" office:date-value="2018-10-01" calcext:value-type="date">
            <text:p>10/01/1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date" office:date-value="2018-10-02" calcext:value-type="date">
            <text:p>10/02/1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2">00/00/0000</text:date>, <text:time style:data-style-name="N2" text:time-value="12:05:16.0296978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5T08:24:15.632296645</meta:creation-date>
    <meta:generator>LibreOffice/5.1.6.2$Linux_X86_64 LibreOffice_project/10m0$Build-2</meta:generator>
    <dc:date>2018-10-02T12:11:33.000227380</dc:date>
    <meta:editing-duration>PT10M15S</meta:editing-duration>
    <meta:editing-cycles>3</meta:editing-cycles>
    <meta:document-statistic meta:table-count="1" meta:cell-count="32" meta:object-count="0"/>
  </office:meta>
</office:document-meta>
</file>